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uteil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APPE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ZUFAL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/>
          <table:table-cell office:value-type="string" calcext:value-type="string">
            <text:p>AnnaKlara123</text:p>
          </table:table-cell>
          <table:table-cell table:formula="of:=RAND()" office:value-type="float" office:value="0.0850645991198446" calcext:value-type="float">
            <text:p>0,085064599119845</text:p>
          </table:table-cell>
          <table:table-cell table:formula="of:=CONCATENATE(&quot;&lt;li&gt;&lt;a href=&quot;&quot;https://&quot;;LOWER([.C2]);&quot;.github.io/nz/index.html&quot;&quot;&gt;&quot;;[.A2];&quot; (&quot;;LOWER([.C2]);&quot;)&lt;/a&gt;&lt;/li&gt;&quot;)" office:value-type="string" office:string-value="&lt;li&gt;&lt;a href=&quot;https://annaklara123.github.io/nz/index.html&quot;&gt;Christchurch (annaklara123)&lt;/a&gt;&lt;/li&gt;" calcext:value-type="string">
            <text:p>&lt;li&gt;&lt;a href="https://annaklara123.github.io/nz/index.html"&gt;Christchurch (annaklara123)&lt;/a&gt;&lt;/li&gt;</text:p>
          </table:table-cell>
        </table:table-row>
        <table:table-row table:style-name="ro1">
          <table:table-cell office:value-type="string" calcext:value-type="string">
            <text:p>Akaroa</text:p>
          </table:table-cell>
          <table:table-cell/>
          <table:table-cell office:value-type="string" calcext:value-type="string">
            <text:p>MarieWieschollek</text:p>
          </table:table-cell>
          <table:table-cell table:formula="of:=RAND()" office:value-type="float" office:value="0.71579677375075" calcext:value-type="float">
            <text:p>0,71579677375075</text:p>
          </table:table-cell>
          <table:table-cell table:formula="of:=CONCATENATE(&quot;&lt;li&gt;&lt;a href=&quot;&quot;https://&quot;;LOWER([.C3]);&quot;.github.io/nz/index.html&quot;&quot;&gt;&quot;;[.A3];&quot; (&quot;;LOWER([.C3]);&quot;)&lt;/a&gt;&lt;/li&gt;&quot;)" office:value-type="string" office:string-value="&lt;li&gt;&lt;a href=&quot;https://mariewieschollek.github.io/nz/index.html&quot;&gt;Akaroa (mariewieschollek)&lt;/a&gt;&lt;/li&gt;" calcext:value-type="string">
            <text:p>&lt;li&gt;&lt;a href="https://mariewieschollek.github.io/nz/index.html"&gt;Akaroa (mariewieschollek)&lt;/a&gt;&lt;/li&gt;</text:p>
          </table:table-cell>
        </table:table-row>
        <table:table-row table:style-name="ro1">
          <table:table-cell office:value-type="string" calcext:value-type="string">
            <text:p>Lake Tekapo</text:p>
          </table:table-cell>
          <table:table-cell/>
          <table:table-cell office:value-type="string" calcext:value-type="string">
            <text:p>jo3093</text:p>
          </table:table-cell>
          <table:table-cell table:formula="of:=RAND()" office:value-type="float" office:value="0.0320436554359483" calcext:value-type="float">
            <text:p>0,032043655435948</text:p>
          </table:table-cell>
          <table:table-cell table:formula="of:=CONCATENATE(&quot;&lt;li&gt;&lt;a href=&quot;&quot;https://&quot;;LOWER([.C4]);&quot;.github.io/nz/index.html&quot;&quot;&gt;&quot;;[.A4];&quot; (&quot;;LOWER([.C4]);&quot;)&lt;/a&gt;&lt;/li&gt;&quot;)" office:value-type="string" office:string-value="&lt;li&gt;&lt;a href=&quot;https://jo3093.github.io/nz/index.html&quot;&gt;Lake Tekapo (jo3093)&lt;/a&gt;&lt;/li&gt;" calcext:value-type="string">
            <text:p>&lt;li&gt;&lt;a href="https://jo3093.github.io/nz/index.html"&gt;Lake Tekapo (jo3093)&lt;/a&gt;&lt;/li&gt;</text:p>
          </table:table-cell>
        </table:table-row>
        <table:table-row table:style-name="ro1">
          <table:table-cell office:value-type="string" calcext:value-type="string">
            <text:p>Mount Cook</text:p>
          </table:table-cell>
          <table:table-cell/>
          <table:table-cell office:value-type="string" calcext:value-type="string">
            <text:p>Tabernig</text:p>
          </table:table-cell>
          <table:table-cell table:formula="of:=RAND()" office:value-type="float" office:value="0.896121973227078" calcext:value-type="float">
            <text:p>0,896121973227078</text:p>
          </table:table-cell>
          <table:table-cell table:formula="of:=CONCATENATE(&quot;&lt;li&gt;&lt;a href=&quot;&quot;https://&quot;;LOWER([.C5]);&quot;.github.io/nz/index.html&quot;&quot;&gt;&quot;;[.A5];&quot; (&quot;;LOWER([.C5]);&quot;)&lt;/a&gt;&lt;/li&gt;&quot;)" office:value-type="string" office:string-value="&lt;li&gt;&lt;a href=&quot;https://tabernig.github.io/nz/index.html&quot;&gt;Mount Cook (tabernig)&lt;/a&gt;&lt;/li&gt;" calcext:value-type="string">
            <text:p>&lt;li&gt;&lt;a href="https://tabernig.github.io/nz/index.html"&gt;Mount Cook (tabernig)&lt;/a&gt;&lt;/li&gt;</text:p>
          </table:table-cell>
        </table:table-row>
        <table:table-row table:style-name="ro1">
          <table:table-cell office:value-type="string" calcext:value-type="string">
            <text:p>Omarama</text:p>
          </table:table-cell>
          <table:table-cell/>
          <table:table-cell office:value-type="string" calcext:value-type="string">
            <text:p>geo6371</text:p>
          </table:table-cell>
          <table:table-cell table:formula="of:=RAND()" office:value-type="float" office:value="0.578662152383853" calcext:value-type="float">
            <text:p>0,578662152383853</text:p>
          </table:table-cell>
          <table:table-cell table:formula="of:=CONCATENATE(&quot;&lt;li&gt;&lt;a href=&quot;&quot;https://&quot;;LOWER([.C6]);&quot;.github.io/nz/index.html&quot;&quot;&gt;&quot;;[.A6];&quot; (&quot;;LOWER([.C6]);&quot;)&lt;/a&gt;&lt;/li&gt;&quot;)" office:value-type="string" office:string-value="&lt;li&gt;&lt;a href=&quot;https://geo6371.github.io/nz/index.html&quot;&gt;Omarama (geo6371)&lt;/a&gt;&lt;/li&gt;" calcext:value-type="string">
            <text:p>&lt;li&gt;&lt;a href="https://geo6371.github.io/nz/index.html"&gt;Omarama (geo6371)&lt;/a&gt;&lt;/li&gt;</text:p>
          </table:table-cell>
        </table:table-row>
        <table:table-row table:style-name="ro1">
          <table:table-cell office:value-type="string" calcext:value-type="string">
            <text:p>Oamaru</text:p>
          </table:table-cell>
          <table:table-cell/>
          <table:table-cell office:value-type="string" calcext:value-type="string">
            <text:p>marcelharing</text:p>
          </table:table-cell>
          <table:table-cell table:formula="of:=RAND()" office:value-type="float" office:value="0.160220771487606" calcext:value-type="float">
            <text:p>0,160220771487606</text:p>
          </table:table-cell>
          <table:table-cell table:formula="of:=CONCATENATE(&quot;&lt;li&gt;&lt;a href=&quot;&quot;https://&quot;;LOWER([.C7]);&quot;.github.io/nz/index.html&quot;&quot;&gt;&quot;;[.A7];&quot; (&quot;;LOWER([.C7]);&quot;)&lt;/a&gt;&lt;/li&gt;&quot;)" office:value-type="string" office:string-value="&lt;li&gt;&lt;a href=&quot;https://marcelharing.github.io/nz/index.html&quot;&gt;Oamaru (marcelharing)&lt;/a&gt;&lt;/li&gt;" calcext:value-type="string">
            <text:p>&lt;li&gt;&lt;a href="https://marcelharing.github.io/nz/index.html"&gt;Oamaru (marcelharing)&lt;/a&gt;&lt;/li&gt;</text:p>
          </table:table-cell>
        </table:table-row>
        <table:table-row table:style-name="ro1">
          <table:table-cell office:value-type="string" calcext:value-type="string">
            <text:p>Moeraki Boulders</text:p>
          </table:table-cell>
          <table:table-cell/>
          <table:table-cell office:value-type="string" calcext:value-type="string">
            <text:p>SarahRasi</text:p>
          </table:table-cell>
          <table:table-cell table:formula="of:=RAND()" office:value-type="float" office:value="0.440635812534506" calcext:value-type="float">
            <text:p>0,440635812534506</text:p>
          </table:table-cell>
          <table:table-cell table:formula="of:=CONCATENATE(&quot;&lt;li&gt;&lt;a href=&quot;&quot;https://&quot;;LOWER([.C8]);&quot;.github.io/nz/index.html&quot;&quot;&gt;&quot;;[.A8];&quot; (&quot;;LOWER([.C8]);&quot;)&lt;/a&gt;&lt;/li&gt;&quot;)" office:value-type="string" office:string-value="&lt;li&gt;&lt;a href=&quot;https://sarahrasi.github.io/nz/index.html&quot;&gt;Moeraki Boulders (sarahrasi)&lt;/a&gt;&lt;/li&gt;" calcext:value-type="string">
            <text:p>&lt;li&gt;&lt;a href="https://sarahrasi.github.io/nz/index.html"&gt;Moeraki Boulders (sarahrasi)&lt;/a&gt;&lt;/li&gt;</text:p>
          </table:table-cell>
        </table:table-row>
        <table:table-row table:style-name="ro1">
          <table:table-cell office:value-type="string" calcext:value-type="string">
            <text:p>Dunedin</text:p>
          </table:table-cell>
          <table:table-cell/>
          <table:table-cell office:value-type="string" calcext:value-type="string">
            <text:p>jbaumgartner1983</text:p>
          </table:table-cell>
          <table:table-cell table:formula="of:=RAND()" office:value-type="float" office:value="0.659369419557052" calcext:value-type="float">
            <text:p>0,659369419557052</text:p>
          </table:table-cell>
          <table:table-cell table:formula="of:=CONCATENATE(&quot;&lt;li&gt;&lt;a href=&quot;&quot;https://&quot;;LOWER([.C9]);&quot;.github.io/nz/index.html&quot;&quot;&gt;&quot;;[.A9];&quot; (&quot;;LOWER([.C9]);&quot;)&lt;/a&gt;&lt;/li&gt;&quot;)" office:value-type="string" office:string-value="&lt;li&gt;&lt;a href=&quot;https://jbaumgartner1983.github.io/nz/index.html&quot;&gt;Dunedin (jbaumgartner1983)&lt;/a&gt;&lt;/li&gt;" calcext:value-type="string">
            <text:p>&lt;li&gt;&lt;a href="https://jbaumgartner1983.github.io/nz/index.html"&gt;Dunedin (jbaumgartner1983)&lt;/a&gt;&lt;/li&gt;</text:p>
          </table:table-cell>
        </table:table-row>
        <table:table-row table:style-name="ro1">
          <table:table-cell office:value-type="string" calcext:value-type="string">
            <text:p>Taiaroa Head</text:p>
          </table:table-cell>
          <table:table-cell/>
          <table:table-cell office:value-type="string" calcext:value-type="string">
            <text:p>anna7br</text:p>
          </table:table-cell>
          <table:table-cell table:formula="of:=RAND()" office:value-type="float" office:value="0.731487595611867" calcext:value-type="float">
            <text:p>0,731487595611867</text:p>
          </table:table-cell>
          <table:table-cell table:formula="of:=CONCATENATE(&quot;&lt;li&gt;&lt;a href=&quot;&quot;https://&quot;;LOWER([.C10]);&quot;.github.io/nz/index.html&quot;&quot;&gt;&quot;;[.A10];&quot; (&quot;;LOWER([.C10]);&quot;)&lt;/a&gt;&lt;/li&gt;&quot;)" office:value-type="string" office:string-value="&lt;li&gt;&lt;a href=&quot;https://anna7br.github.io/nz/index.html&quot;&gt;Taiaroa Head (anna7br)&lt;/a&gt;&lt;/li&gt;" calcext:value-type="string">
            <text:p>&lt;li&gt;&lt;a href="https://anna7br.github.io/nz/index.html"&gt;Taiaroa Head (anna7br)&lt;/a&gt;&lt;/li&gt;</text:p>
          </table:table-cell>
        </table:table-row>
        <table:table-row table:style-name="ro1">
          <table:table-cell office:value-type="string" calcext:value-type="string">
            <text:p>Sandfly Bay</text:p>
          </table:table-cell>
          <table:table-cell/>
          <table:table-cell office:value-type="string" calcext:value-type="string">
            <text:p>AnnaKeuschnigg</text:p>
          </table:table-cell>
          <table:table-cell table:formula="of:=RAND()" office:value-type="float" office:value="0.788481439887941" calcext:value-type="float">
            <text:p>0,788481439887941</text:p>
          </table:table-cell>
          <table:table-cell table:formula="of:=CONCATENATE(&quot;&lt;li&gt;&lt;a href=&quot;&quot;https://&quot;;LOWER([.C11]);&quot;.github.io/nz/index.html&quot;&quot;&gt;&quot;;[.A11];&quot; (&quot;;LOWER([.C11]);&quot;)&lt;/a&gt;&lt;/li&gt;&quot;)" office:value-type="string" office:string-value="&lt;li&gt;&lt;a href=&quot;https://annakeuschnigg.github.io/nz/index.html&quot;&gt;Sandfly Bay (annakeuschnigg)&lt;/a&gt;&lt;/li&gt;" calcext:value-type="string">
            <text:p>&lt;li&gt;&lt;a href="https://annakeuschnigg.github.io/nz/index.html"&gt;Sandfly Bay (annakeuschnigg)&lt;/a&gt;&lt;/li&gt;</text:p>
          </table:table-cell>
        </table:table-row>
        <table:table-row table:style-name="ro1">
          <table:table-cell office:value-type="string" calcext:value-type="string">
            <text:p>Doubtfull Sound</text:p>
          </table:table-cell>
          <table:table-cell/>
          <table:table-cell office:value-type="string" calcext:value-type="string">
            <text:p>SandraLeutner</text:p>
          </table:table-cell>
          <table:table-cell table:formula="of:=RAND()" office:value-type="float" office:value="0.83033377531415" calcext:value-type="float">
            <text:p>0,83033377531415</text:p>
          </table:table-cell>
          <table:table-cell table:formula="of:=CONCATENATE(&quot;&lt;li&gt;&lt;a href=&quot;&quot;https://&quot;;LOWER([.C12]);&quot;.github.io/nz/index.html&quot;&quot;&gt;&quot;;[.A12];&quot; (&quot;;LOWER([.C12]);&quot;)&lt;/a&gt;&lt;/li&gt;&quot;)" office:value-type="string" office:string-value="&lt;li&gt;&lt;a href=&quot;https://sandraleutner.github.io/nz/index.html&quot;&gt;Doubtfull Sound (sandraleutner)&lt;/a&gt;&lt;/li&gt;" calcext:value-type="string">
            <text:p>&lt;li&gt;&lt;a href="https://sandraleutner.github.io/nz/index.html"&gt;Doubtfull Sound (sandraleutner)&lt;/a&gt;&lt;/li&gt;</text:p>
          </table:table-cell>
        </table:table-row>
        <table:table-row table:style-name="ro1">
          <table:table-cell office:value-type="string" calcext:value-type="string">
            <text:p>Milford Sound</text:p>
          </table:table-cell>
          <table:table-cell/>
          <table:table-cell office:value-type="string" calcext:value-type="string">
            <text:p>csnwolf</text:p>
          </table:table-cell>
          <table:table-cell table:formula="of:=RAND()" office:value-type="float" office:value="0.699118602576562" calcext:value-type="float">
            <text:p>0,699118602576562</text:p>
          </table:table-cell>
          <table:table-cell table:formula="of:=CONCATENATE(&quot;&lt;li&gt;&lt;a href=&quot;&quot;https://&quot;;LOWER([.C13]);&quot;.github.io/nz/index.html&quot;&quot;&gt;&quot;;[.A13];&quot; (&quot;;LOWER([.C13]);&quot;)&lt;/a&gt;&lt;/li&gt;&quot;)" office:value-type="string" office:string-value="&lt;li&gt;&lt;a href=&quot;https://csnwolf.github.io/nz/index.html&quot;&gt;Milford Sound (csnwolf)&lt;/a&gt;&lt;/li&gt;" calcext:value-type="string">
            <text:p>&lt;li&gt;&lt;a href="https://csnwolf.github.io/nz/index.html"&gt;Milford Sound (csnwolf)&lt;/a&gt;&lt;/li&gt;</text:p>
          </table:table-cell>
        </table:table-row>
        <table:table-row table:style-name="ro1"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lucakorosec</text:p>
          </table:table-cell>
          <table:table-cell table:formula="of:=RAND()" office:value-type="float" office:value="0.921057386365609" calcext:value-type="float">
            <text:p>0,921057386365609</text:p>
          </table:table-cell>
          <table:table-cell table:formula="of:=CONCATENATE(&quot;&lt;li&gt;&lt;a href=&quot;&quot;https://&quot;;LOWER([.C14]);&quot;.github.io/nz/index.html&quot;&quot;&gt;&quot;;[.A14];&quot; (&quot;;LOWER([.C14]);&quot;)&lt;/a&gt;&lt;/li&gt;&quot;)" office:value-type="string" office:string-value="&lt;li&gt;&lt;a href=&quot;https://lucakorosec.github.io/nz/index.html&quot;&gt;Queenstown (lucakorosec)&lt;/a&gt;&lt;/li&gt;" calcext:value-type="string">
            <text:p>&lt;li&gt;&lt;a href="https://lucakorosec.github.io/nz/index.html"&gt;Queenstown (lucakorosec)&lt;/a&gt;&lt;/li&gt;</text:p>
          </table:table-cell>
        </table:table-row>
        <table:table-row table:style-name="ro1">
          <table:table-cell office:value-type="string" calcext:value-type="string">
            <text:p>Wanaka</text:p>
          </table:table-cell>
          <table:table-cell/>
          <table:table-cell office:value-type="string" calcext:value-type="string">
            <text:p>Silja18</text:p>
          </table:table-cell>
          <table:table-cell table:formula="of:=RAND()" office:value-type="float" office:value="0.028719316236839" calcext:value-type="float">
            <text:p>0,028719316236839</text:p>
          </table:table-cell>
          <table:table-cell table:formula="of:=CONCATENATE(&quot;&lt;li&gt;&lt;a href=&quot;&quot;https://&quot;;LOWER([.C15]);&quot;.github.io/nz/index.html&quot;&quot;&gt;&quot;;[.A15];&quot; (&quot;;LOWER([.C15]);&quot;)&lt;/a&gt;&lt;/li&gt;&quot;)" office:value-type="string" office:string-value="&lt;li&gt;&lt;a href=&quot;https://silja18.github.io/nz/index.html&quot;&gt;Wanaka (silja18)&lt;/a&gt;&lt;/li&gt;" calcext:value-type="string">
            <text:p>&lt;li&gt;&lt;a href="https://silja18.github.io/nz/index.html"&gt;Wanaka (silja18)&lt;/a&gt;&lt;/li&gt;</text:p>
          </table:table-cell>
        </table:table-row>
        <table:table-row table:style-name="ro1">
          <table:table-cell office:value-type="string" calcext:value-type="string">
            <text:p>Haast</text:p>
          </table:table-cell>
          <table:table-cell/>
          <table:table-cell office:value-type="string" calcext:value-type="string">
            <text:p>der-ferdi</text:p>
          </table:table-cell>
          <table:table-cell table:formula="of:=RAND()" office:value-type="float" office:value="0.299342392822261" calcext:value-type="float">
            <text:p>0,299342392822261</text:p>
          </table:table-cell>
          <table:table-cell table:formula="of:=CONCATENATE(&quot;&lt;li&gt;&lt;a href=&quot;&quot;https://&quot;;LOWER([.C16]);&quot;.github.io/nz/index.html&quot;&quot;&gt;&quot;;[.A16];&quot; (&quot;;LOWER([.C16]);&quot;)&lt;/a&gt;&lt;/li&gt;&quot;)" office:value-type="string" office:string-value="&lt;li&gt;&lt;a href=&quot;https://der-ferdi.github.io/nz/index.html&quot;&gt;Haast (der-ferdi)&lt;/a&gt;&lt;/li&gt;" calcext:value-type="string">
            <text:p>&lt;li&gt;&lt;a href="https://der-ferdi.github.io/nz/index.html"&gt;Haast (der-ferdi)&lt;/a&gt;&lt;/li&gt;</text:p>
          </table:table-cell>
        </table:table-row>
        <table:table-row table:style-name="ro1">
          <table:table-cell office:value-type="string" calcext:value-type="string">
            <text:p>Franz Josef Glacier</text:p>
          </table:table-cell>
          <table:table-cell/>
          <table:table-cell office:value-type="string" calcext:value-type="string">
            <text:p>asboehle</text:p>
          </table:table-cell>
          <table:table-cell table:formula="of:=RAND()" office:value-type="float" office:value="0.702543085123861" calcext:value-type="float">
            <text:p>0,702543085123861</text:p>
          </table:table-cell>
          <table:table-cell table:formula="of:=CONCATENATE(&quot;&lt;li&gt;&lt;a href=&quot;&quot;https://&quot;;LOWER([.C17]);&quot;.github.io/nz/index.html&quot;&quot;&gt;&quot;;[.A17];&quot; (&quot;;LOWER([.C17]);&quot;)&lt;/a&gt;&lt;/li&gt;&quot;)" office:value-type="string" office:string-value="&lt;li&gt;&lt;a href=&quot;https://asboehle.github.io/nz/index.html&quot;&gt;Franz Josef Glacier (asboehle)&lt;/a&gt;&lt;/li&gt;" calcext:value-type="string">
            <text:p>&lt;li&gt;&lt;a href="https://asboehle.github.io/nz/index.html"&gt;Franz Josef Glacier (asboehle)&lt;/a&gt;&lt;/li&gt;</text:p>
          </table:table-cell>
        </table:table-row>
        <table:table-row table:style-name="ro1">
          <table:table-cell office:value-type="string" calcext:value-type="string">
            <text:p>Pancake rocks (Punakaiki)</text:p>
          </table:table-cell>
          <table:table-cell/>
          <table:table-cell office:value-type="string" calcext:value-type="string">
            <text:p>elisakuntner</text:p>
          </table:table-cell>
          <table:table-cell table:formula="of:=RAND()" office:value-type="float" office:value="0.134920858139476" calcext:value-type="float">
            <text:p>0,134920858139476</text:p>
          </table:table-cell>
          <table:table-cell table:formula="of:=CONCATENATE(&quot;&lt;li&gt;&lt;a href=&quot;&quot;https://&quot;;LOWER([.C18]);&quot;.github.io/nz/index.html&quot;&quot;&gt;&quot;;[.A18];&quot; (&quot;;LOWER([.C18]);&quot;)&lt;/a&gt;&lt;/li&gt;&quot;)" office:value-type="string" office:string-value="&lt;li&gt;&lt;a href=&quot;https://elisakuntner.github.io/nz/index.html&quot;&gt;Pancake rocks (Punakaiki) (elisakuntner)&lt;/a&gt;&lt;/li&gt;" calcext:value-type="string">
            <text:p>&lt;li&gt;&lt;a href="https://elisakuntner.github.io/nz/index.html"&gt;Pancake rocks (Punakaiki) (elisakuntner)&lt;/a&gt;&lt;/li&gt;</text:p>
          </table:table-cell>
        </table:table-row>
        <table:table-row table:style-name="ro1">
          <table:table-cell office:value-type="string" calcext:value-type="string">
            <text:p>Lake Rotoiti</text:p>
          </table:table-cell>
          <table:table-cell/>
          <table:table-cell office:value-type="string" calcext:value-type="string">
            <text:p>marlene353</text:p>
          </table:table-cell>
          <table:table-cell table:formula="of:=RAND()" office:value-type="float" office:value="0.961614739057663" calcext:value-type="float">
            <text:p>0,961614739057663</text:p>
          </table:table-cell>
          <table:table-cell table:formula="of:=CONCATENATE(&quot;&lt;li&gt;&lt;a href=&quot;&quot;https://&quot;;LOWER([.C19]);&quot;.github.io/nz/index.html&quot;&quot;&gt;&quot;;[.A19];&quot; (&quot;;LOWER([.C19]);&quot;)&lt;/a&gt;&lt;/li&gt;&quot;)" office:value-type="string" office:string-value="&lt;li&gt;&lt;a href=&quot;https://marlene353.github.io/nz/index.html&quot;&gt;Lake Rotoiti (marlene353)&lt;/a&gt;&lt;/li&gt;" calcext:value-type="string">
            <text:p>&lt;li&gt;&lt;a href="https://marlene353.github.io/nz/index.html"&gt;Lake Rotoiti (marlene353)&lt;/a&gt;&lt;/li&gt;</text:p>
          </table:table-cell>
        </table:table-row>
        <table:table-row table:style-name="ro1">
          <table:table-cell office:value-type="string" calcext:value-type="string">
            <text:p>Abel Tasman National Park</text:p>
          </table:table-cell>
          <table:table-cell/>
          <table:table-cell office:value-type="string" calcext:value-type="string">
            <text:p>simontrixl</text:p>
          </table:table-cell>
          <table:table-cell table:formula="of:=RAND()" office:value-type="float" office:value="0.239566290848909" calcext:value-type="float">
            <text:p>0,239566290848909</text:p>
          </table:table-cell>
          <table:table-cell table:formula="of:=CONCATENATE(&quot;&lt;li&gt;&lt;a href=&quot;&quot;https://&quot;;LOWER([.C20]);&quot;.github.io/nz/index.html&quot;&quot;&gt;&quot;;[.A20];&quot; (&quot;;LOWER([.C20]);&quot;)&lt;/a&gt;&lt;/li&gt;&quot;)" office:value-type="string" office:string-value="&lt;li&gt;&lt;a href=&quot;https://simontrixl.github.io/nz/index.html&quot;&gt;Abel Tasman National Park (simontrixl)&lt;/a&gt;&lt;/li&gt;" calcext:value-type="string">
            <text:p>&lt;li&gt;&lt;a href="https://simontrixl.github.io/nz/index.html"&gt;Abel Tasman National Park (simontrixl)&lt;/a&gt;&lt;/li&gt;</text:p>
          </table:table-cell>
        </table:table-row>
        <table:table-row table:style-name="ro1">
          <table:table-cell office:value-type="string" calcext:value-type="string">
            <text:p>Picton</text:p>
          </table:table-cell>
          <table:table-cell/>
          <table:table-cell office:value-type="string" calcext:value-type="string">
            <text:p>annakarolinv</text:p>
          </table:table-cell>
          <table:table-cell table:formula="of:=RAND()" office:value-type="float" office:value="0.440741620503045" calcext:value-type="float">
            <text:p>0,440741620503045</text:p>
          </table:table-cell>
          <table:table-cell table:formula="of:=CONCATENATE(&quot;&lt;li&gt;&lt;a href=&quot;&quot;https://&quot;;LOWER([.C21]);&quot;.github.io/nz/index.html&quot;&quot;&gt;&quot;;[.A21];&quot; (&quot;;LOWER([.C21]);&quot;)&lt;/a&gt;&lt;/li&gt;&quot;)" office:value-type="string" office:string-value="&lt;li&gt;&lt;a href=&quot;https://annakarolinv.github.io/nz/index.html&quot;&gt;Picton (annakarolinv)&lt;/a&gt;&lt;/li&gt;" calcext:value-type="string">
            <text:p>&lt;li&gt;&lt;a href="https://annakarolinv.github.io/nz/index.html"&gt;Picton (annakarolinv)&lt;/a&gt;&lt;/li&gt;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/>
          <table:table-cell office:value-type="string" calcext:value-type="string">
            <text:p>MaxVoit</text:p>
          </table:table-cell>
          <table:table-cell table:formula="of:=RAND()" office:value-type="float" office:value="0.952628433448278" calcext:value-type="float">
            <text:p>0,952628433448278</text:p>
          </table:table-cell>
          <table:table-cell table:formula="of:=CONCATENATE(&quot;&lt;li&gt;&lt;a href=&quot;&quot;https://&quot;;LOWER([.C22]);&quot;.github.io/nz/index.html&quot;&quot;&gt;&quot;;[.A22];&quot; (&quot;;LOWER([.C22]);&quot;)&lt;/a&gt;&lt;/li&gt;&quot;)" office:value-type="string" office:string-value="&lt;li&gt;&lt;a href=&quot;https://maxvoit.github.io/nz/index.html&quot;&gt;Wellington (maxvoit)&lt;/a&gt;&lt;/li&gt;" calcext:value-type="string">
            <text:p>&lt;li&gt;&lt;a href="https://maxvoit.github.io/nz/index.html"&gt;Wellington (maxvoit)&lt;/a&gt;&lt;/li&gt;</text:p>
          </table:table-cell>
        </table:table-row>
        <table:table-row table:style-name="ro1">
          <table:table-cell office:value-type="string" calcext:value-type="string">
            <text:p>Napier</text:p>
          </table:table-cell>
          <table:table-cell/>
          <table:table-cell office:value-type="string" calcext:value-type="string">
            <text:p>ChristinaL2012</text:p>
          </table:table-cell>
          <table:table-cell table:formula="of:=RAND()" office:value-type="float" office:value="0.206950369850734" calcext:value-type="float">
            <text:p>0,206950369850734</text:p>
          </table:table-cell>
          <table:table-cell table:formula="of:=CONCATENATE(&quot;&lt;li&gt;&lt;a href=&quot;&quot;https://&quot;;LOWER([.C23]);&quot;.github.io/nz/index.html&quot;&quot;&gt;&quot;;[.A23];&quot; (&quot;;LOWER([.C23]);&quot;)&lt;/a&gt;&lt;/li&gt;&quot;)" office:value-type="string" office:string-value="&lt;li&gt;&lt;a href=&quot;https://christinal2012.github.io/nz/index.html&quot;&gt;Napier (christinal2012)&lt;/a&gt;&lt;/li&gt;" calcext:value-type="string">
            <text:p>&lt;li&gt;&lt;a href="https://christinal2012.github.io/nz/index.html"&gt;Napier (christinal2012)&lt;/a&gt;&lt;/li&gt;</text:p>
          </table:table-cell>
        </table:table-row>
        <table:table-row table:style-name="ro1">
          <table:table-cell office:value-type="string" calcext:value-type="string">
            <text:p>Taupo</text:p>
          </table:table-cell>
          <table:table-cell/>
          <table:table-cell office:value-type="string" calcext:value-type="string">
            <text:p>timeastwood6020</text:p>
          </table:table-cell>
          <table:table-cell table:formula="of:=RAND()" office:value-type="float" office:value="0.637684329571697" calcext:value-type="float">
            <text:p>0,637684329571697</text:p>
          </table:table-cell>
          <table:table-cell table:formula="of:=CONCATENATE(&quot;&lt;li&gt;&lt;a href=&quot;&quot;https://&quot;;LOWER([.C24]);&quot;.github.io/nz/index.html&quot;&quot;&gt;&quot;;[.A24];&quot; (&quot;;LOWER([.C24]);&quot;)&lt;/a&gt;&lt;/li&gt;&quot;)" office:value-type="string" office:string-value="&lt;li&gt;&lt;a href=&quot;https://timeastwood6020.github.io/nz/index.html&quot;&gt;Taupo (timeastwood6020)&lt;/a&gt;&lt;/li&gt;" calcext:value-type="string">
            <text:p>&lt;li&gt;&lt;a href="https://timeastwood6020.github.io/nz/index.html"&gt;Taupo (timeastwood6020)&lt;/a&gt;&lt;/li&gt;</text:p>
          </table:table-cell>
        </table:table-row>
        <table:table-row table:style-name="ro1">
          <table:table-cell office:value-type="string" calcext:value-type="string">
            <text:p>Rotorua</text:p>
          </table:table-cell>
          <table:table-cell/>
          <table:table-cell office:value-type="string" calcext:value-type="string">
            <text:p>rafael-i6k</text:p>
          </table:table-cell>
          <table:table-cell table:formula="of:=RAND()" office:value-type="float" office:value="0.0141784219869323" calcext:value-type="float">
            <text:p>0,014178421986932</text:p>
          </table:table-cell>
          <table:table-cell table:formula="of:=CONCATENATE(&quot;&lt;li&gt;&lt;a href=&quot;&quot;https://&quot;;LOWER([.C25]);&quot;.github.io/nz/index.html&quot;&quot;&gt;&quot;;[.A25];&quot; (&quot;;LOWER([.C25]);&quot;)&lt;/a&gt;&lt;/li&gt;&quot;)" office:value-type="string" office:string-value="&lt;li&gt;&lt;a href=&quot;https://rafael-i6k.github.io/nz/index.html&quot;&gt;Rotorua (rafael-i6k)&lt;/a&gt;&lt;/li&gt;" calcext:value-type="string">
            <text:p>&lt;li&gt;&lt;a href="https://rafael-i6k.github.io/nz/index.html"&gt;Rotorua (rafael-i6k)&lt;/a&gt;&lt;/li&gt;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/>
          <table:table-cell office:value-type="string" calcext:value-type="string">
            <text:p>maximilianender</text:p>
          </table:table-cell>
          <table:table-cell table:formula="of:=RAND()" office:value-type="float" office:value="0.57290337455969" calcext:value-type="float">
            <text:p>0,57290337455969</text:p>
          </table:table-cell>
          <table:table-cell table:formula="of:=CONCATENATE(&quot;&lt;li&gt;&lt;a href=&quot;&quot;https://&quot;;LOWER([.C26]);&quot;.github.io/nz/index.html&quot;&quot;&gt;&quot;;[.A26];&quot; (&quot;;LOWER([.C26]);&quot;)&lt;/a&gt;&lt;/li&gt;&quot;)" office:value-type="string" office:string-value="&lt;li&gt;&lt;a href=&quot;https://maximilianender.github.io/nz/index.html&quot;&gt;Auckland (maximilianender)&lt;/a&gt;&lt;/li&gt;" calcext:value-type="string">
            <text:p>&lt;li&gt;&lt;a href="https://maximilianender.github.io/nz/index.html"&gt;Auckland (maximilianender)&lt;/a&gt;&lt;/li&gt;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ongariro National Park </text:p>
          </table:table-cell>
          <table:table-cell/>
          <table:table-cell office:value-type="string" calcext:value-type="string">
            <text:p>webmapping</text:p>
          </table:table-cell>
          <table:table-cell/>
          <table:table-cell table:formula="of:=CONCATENATE(&quot;&lt;li&gt;&lt;a href=&quot;&quot;https://&quot;;LOWER([.C31]);&quot;.github.io/nz/index.html&quot;&quot;&gt;&quot;;[.A31];&quot; (&quot;;LOWER([.C31]);&quot;)&lt;/a&gt;&lt;/li&gt;&quot;)" office:value-type="string" office:string-value="&lt;li&gt;&lt;a href=&quot;https://webmapping.github.io/nz/index.html&quot;&gt;Tongariro National Park  (webmapping)&lt;/a&gt;&lt;/li&gt;" calcext:value-type="string">
            <text:p>&lt;li&gt;&lt;a href="https://webmapping.github.io/nz/index.html"&gt;Tongariro National Park <text:s/>(webmapping)&lt;/a&gt;&lt;/li&gt;</text:p>
          </table:table-cell>
        </table:table-row>
      </table:table>
      <table:named-expressions/>
      <table:database-ranges>
        <table:database-range table:name="__Anonymous_Sheet_DB__0" table:target-range-address="zuteilung.C1:zuteilung.E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20121" number:language="en" number:country="US">
      <number:number number:decimal-places="5" loext:min-decimal-places="5" number:min-integer-digits="1"/>
    </number:number-style>
    <number:number-style style:name="N20122" number:language="en" number:country="US">
      <number:number number:decimal-places="6" loext:min-decimal-places="6" number:min-integer-digits="1"/>
    </number:number-style>
    <number:number-style style:name="N30109" number:language="en" number:country="NZ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.00.0000</text:date>, <text:time style:data-style-name="N2" text:time-value="14:39:22.6173669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9:04:06.813517397</meta:creation-date>
    <dc:date>2021-03-11T14:39:44.592697511</dc:date>
    <meta:editing-duration>PT7M51S</meta:editing-duration>
    <meta:editing-cycles>6</meta:editing-cycles>
    <meta:generator>LibreOffice/6.4.6.2$Linux_X86_64 LibreOffice_project/40$Build-2</meta:generator>
    <dc:creator>Klaus Förster</dc:creator>
    <meta:document-statistic meta:table-count="1" meta:cell-count="107" meta:object-count="0"/>
  </office:meta>
</office:document-meta>
</file>